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0228" officeooo:paragraph-rsid="000a0228"/>
    </style:style>
    <style:style style:name="P2" style:family="paragraph" style:parent-style-name="Standard">
      <style:text-properties officeooo:paragraph-rsid="000d896c"/>
    </style:style>
    <style:style style:name="P3" style:family="paragraph" style:parent-style-name="Standard">
      <style:text-properties officeooo:rsid="000eeaa5" officeooo:paragraph-rsid="001077b6"/>
    </style:style>
    <style:style style:name="P4" style:family="paragraph" style:parent-style-name="Standard">
      <style:text-properties officeooo:rsid="00118a25" officeooo:paragraph-rsid="00173c4f"/>
    </style:style>
    <style:style style:name="T1" style:family="text">
      <style:text-properties officeooo:rsid="000c29ec"/>
    </style:style>
    <style:style style:name="T2" style:family="text">
      <style:text-properties officeooo:rsid="000d896c"/>
    </style:style>
    <style:style style:name="T3" style:family="text">
      <style:text-properties officeooo:rsid="000eeaa5"/>
    </style:style>
    <style:style style:name="T4" style:family="text">
      <style:text-properties officeooo:rsid="001077b6"/>
    </style:style>
    <style:style style:name="T5" style:family="text">
      <style:text-properties officeooo:rsid="00133360"/>
    </style:style>
    <style:style style:name="T6" style:family="text">
      <style:text-properties officeooo:rsid="00138bf7"/>
    </style:style>
    <style:style style:name="T7" style:family="text">
      <style:text-properties officeooo:rsid="0013f9ec"/>
    </style:style>
    <style:style style:name="T8" style:family="text">
      <style:text-properties officeooo:rsid="00145aaf"/>
    </style:style>
    <style:style style:name="T9" style:family="text">
      <style:text-properties officeooo:rsid="00154338"/>
    </style:style>
    <style:style style:name="T10" style:family="text">
      <style:text-properties officeooo:rsid="00171943"/>
    </style:style>
    <style:style style:name="T11" style:family="text">
      <style:text-properties officeooo:rsid="00173c4f"/>
    </style:style>
    <style:style style:name="T12" style:family="text">
      <style:text-properties officeooo:rsid="00192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</text:span>ompression <text:span text:style-name="T1">format </text:span>AG85CO<text:span text:style-name="T1">F</text:span>1</text:p>
      <text:p text:style-name="Subtitle">By Arthur Golubev 19850316</text:p>
      <text:p text:style-name="Subtitle">2025-08-21</text:p>
      <text:p text:style-name="P2">Compression format AG85COF1<text:span text:style-name="T2"> is as follows:</text:span></text:p>
      <text:p text:style-name="P3">1. Part 1 – <text:span text:style-name="T4">set of used chars defined in either system or program/application/task way;</text:span></text:p>
      <text:p text:style-name="P4">2. Part <text:span text:style-name="T7">2</text:span><text:span text:style-name="T3"> – </text:span><text:span text:style-name="T5">for </text:span><text:span text:style-name="T9">all</text:span><text:span text:style-name="T5"> char </text:span><text:span text:style-name="T10">values </text:span><text:span text:style-name="T11">in</text:span><text:span text:style-name="T10"> the text </text:span><text:span text:style-name="T5">in ascending order of scores calculated as ((2 * number of successive sequences of char</text:span><text:span text:style-name="T11">s of</text:span><text:span text:style-name="T5"> the </text:span><text:span text:style-name="T11">value</text:span><text:span text:style-name="T5">) + number of chars </text:span><text:span text:style-name="T11">of</text:span><text:span text:style-name="T5"> the </text:span><text:span text:style-name="T11">value placed </text:span><text:span text:style-name="T5">out</text:span><text:span text:style-name="T11">side</text:span><text:span text:style-name="T5"> of the </text:span><text:span text:style-name="T11">successive sequences</text:span><text:span text:style-name="T5"> - (2 * number </text:span><text:span text:style-name="T6">of </text:span><text:span text:style-name="T5">cases </text:span><text:span text:style-name="T11">when</text:span><text:span text:style-name="T5"> </text:span><text:span text:style-name="T11">a </text:span><text:span text:style-name="T5">char </text:span><text:span text:style-name="T11">of the value</text:span><text:span text:style-name="T5"> </text:span><text:span text:style-name="T6">or</text:span><text:span text:style-name="T5"> successive sequence of char</text:span><text:span text:style-name="T11">s of value</text:span><text:span text:style-name="T5"> is embraced by successive sequences of char</text:span><text:span text:style-name="T6">s </text:span><text:span text:style-name="T11">of</text:span><text:span text:style-name="T5"> </text:span><text:span text:style-name="T6">other</text:span><text:span text:style-name="T11"> </text:span><text:span text:style-name="T5">same </text:span><text:span text:style-name="T11">value</text:span><text:span text:style-name="T5">) - number </text:span><text:span text:style-name="T9">of </text:span><text:span text:style-name="T5">cases </text:span><text:span text:style-name="T11">when</text:span><text:span text:style-name="T5"> </text:span><text:span text:style-name="T11">a</text:span><text:span text:style-name="T5"> char </text:span><text:span text:style-name="T11">of the value</text:span><text:span text:style-name="T5"> </text:span><text:span text:style-name="T9">or</text:span><text:span text:style-name="T5"> successive sequence of char</text:span><text:span text:style-name="T11">s of the value</text:span><text:span text:style-name="T5"> is embraced </text:span><text:span text:style-name="T7">by pair of</text:span><text:span text:style-name="T5"> successive sequences and </text:span><text:span text:style-name="T7">a single char all</text:span><text:span text:style-name="T5"> the same char </text:span><text:span text:style-name="T11">value</text:span><text:span text:style-name="T5"> </text:span><text:span text:style-name="T11">in any order</text:span><text:span text:style-name="T9">)</text:span><text:span text:style-name="T5"> </text:span><text:span text:style-name="T7">a pair of sets:</text:span></text:p>
      <text:p text:style-name="P4"><text:tab/><text:span text:style-name="T7">2.1. </text:span><text:span text:style-name="T8">ranges of successive sequences of char</text:span><text:span text:style-name="T11">s of the</text:span><text:span text:style-name="T8"> </text:span><text:span text:style-name="T11">value </text:span><text:span text:style-name="T9">as the text is after excluding chars </text:span><text:span text:style-name="T11">of </text:span><text:span text:style-name="T9">previous </text:span><text:span text:style-name="T11">values</text:span><text:span text:style-name="T8">;</text:span></text:p>
      <text:p text:style-name="P4"><text:tab/><text:span text:style-name="T7">2.2. </text:span><text:span text:style-name="T8">positions of </text:span><text:span text:style-name="T11">chars of the value</text:span><text:span text:style-name="T8"> </text:span><text:span text:style-name="T11">placed</text:span><text:span text:style-name="T8"> outside </text:span><text:span text:style-name="T11">of </text:span><text:span text:style-name="T8">any of successive sequence of char</text:span><text:span text:style-name="T11">s </text:span><text:span text:style-name="T12">of</text:span><text:span text:style-name="T11"> the</text:span><text:span text:style-name="T8"> </text:span><text:span text:style-name="T11">value </text:span><text:span text:style-name="T9">as the text is after excluding chars </text:span><text:span text:style-name="T11">of</text:span><text:span text:style-name="T9"> previous </text:span><text:span text:style-name="T11">value</text:span><text:span text:style-name="T12">s</text:span><text:span text:style-name="T8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0228" officeooo:paragraph-rsid="000a02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0:22:31.504221586</meta:creation-date>
    <dc:date>2025-08-22T17:48:29.512905975</dc:date>
    <meta:editing-duration>P1DT6H38M30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93" meta:character-count="1059" meta:non-whitespace-character-count="871"/>
  </office:meta>
</office:document-meta>
</file>